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9.078cm" svg:y="0.605cm">
            <draw:object draw:notify-on-update-of-ranges="Arkusz1.A1:Arkusz1.A1 Arkusz1.A2:Arkusz1.A7 Arkusz1.B1:Arkusz1.B1 Arkusz1.B2:Arkusz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Procent</text:p>
          </table:table-cell>
          <table:table-cell office:value-type="string" calcext:value-type="string">
            <text:p>Liczba</text:p>
          </table:table-cell>
        </table:table-row>
        <table:table-row table:style-name="ro1">
          <table:table-cell office:value-type="string" calcext:value-type="string">
            <text:p>whole</text:p>
          </table:table-cell>
          <table:table-cell table:formula="of:=[.C2]/0.25" office:value-type="float" office:value="100" calcext:value-type="float">
            <text:p/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lf</text:p>
          </table:table-cell>
          <table:table-cell table:formula="of:=[.C3]/0.25" office:value-type="float" office:value="88" calcext:value-type="float">
            <text:p/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quarter</text:p>
          </table:table-cell>
          <table:table-cell table:formula="of:=[.C4]/0.25" office:value-type="float" office:value="24" calcext:value-type="float">
            <text:p/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ighth</text:p>
          </table:table-cell>
          <table:table-cell table:formula="of:=[.C5]/0.25" office:value-type="float" office:value="88" calcext:value-type="float">
            <text:p/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ixteenth</text:p>
          </table:table-cell>
          <table:table-cell table:formula="of:=[.C6]/0.25" office:value-type="float" office:value="92" calcext:value-type="float">
            <text:p/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irty-second</text:p>
          </table:table-cell>
          <table:table-cell table:formula="of:=[.C7]/0.25" office:value-type="float" office:value="80" calcext:value-type="float">
            <text:p/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formula="of:=AVERAGE([.B2:.B7])" office:value-type="float" office:value="78.6666666666667" calcext:value-type="float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</meta:initial-creator>
    <meta:creation-date>2014-05-28T16:04:44.719805643</meta:creation-date>
    <dc:date>2014-05-28T16:13:59.886084362</dc:date>
    <dc:creator>luke </dc:creator>
    <meta:editing-duration>PT3M3S</meta:editing-duration>
    <meta:editing-cycles>2</meta:editing-cycles>
    <meta:generator>LibreOffice/4.2.3.3$Linux_X86_64 LibreOffice_project/420m0$Build-3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61cm" svg:y="0.316cm" chart:style-name="ch2">
          <text:p>Procent rozpoznanych symboli</text:p>
        </chart:title>
        <chart:legend chart:legend-position="end" svg:x="14.054cm" svg:y="4.201cm" style:legend-expansion="high" chart:style-name="ch3"/>
        <chart:plot-area chart:style-name="ch4" table:cell-range-address="Arkusz1.A1:Arkusz1.B7" chart:data-source-has-labels="both" svg:x="1.331cm" svg:y="1.661cm" svg:width="12.083cm" svg:height="6.178cm">
          <chartooo:coordinate-region svg:x="2.138cm" svg:y="1.86cm" svg:width="11.167cm" svg:height="5.332cm"/>
          <chart:axis chart:dimension="x" chart:name="primary-x" chart:style-name="ch5" chartooo:axis-type="auto">
            <chartooo:date-scale/>
            <chart:title svg:x="6.68cm" svg:y="8.019cm" chart:style-name="ch6">
              <text:p>Symbole</text:p>
            </chart:title>
            <chart:categories table:cell-range-address="Arkusz1.A2:Arkusz1.A7"/>
          </chart:axis>
          <chart:axis chart:dimension="y" chart:name="primary-y" chart:style-name="ch7">
            <chart:title svg:x="0.451cm" svg:y="5.363cm" chart:style-name="ch8">
              <text:p>Procent</text:p>
            </chart:title>
            <chart:grid chart:style-name="ch9" chart:class="major"/>
          </chart:axis>
          <chart:series chart:style-name="ch10" chart:values-cell-range-address="Arkusz1.B2:Arkusz1.B7" chart:label-cell-address="Arkusz1.B1:Arkusz1.B1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nt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hole</text:p>
                <draw:g>
                  <svg:desc>Arkusz1.A2:Arkusz1.A7</svg:desc>
                </draw:g>
              </table:table-cell>
              <table:table-cell office:value-type="float" office:value="100">
                <text:p>100</text:p>
                <draw:g>
                  <svg:desc>Arkusz1.B2:Arkusz1.B7</svg:desc>
                </draw:g>
              </table:table-cell>
            </table:table-row>
            <table:table-row>
              <table:table-cell office:value-type="string">
                <text:p>half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quarter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ighth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sixteenth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thirty-second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